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5134" officeooo:paragraph-rsid="00195134"/>
    </style:style>
    <style:style style:name="P2" style:family="paragraph" style:parent-style-name="Standard">
      <style:paragraph-properties fo:text-align="start" style:justify-single-word="false"/>
      <style:text-properties officeooo:rsid="00195134" officeooo:paragraph-rsid="00195134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95134" officeooo:paragraph-rsid="00195134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95134" officeooo:paragraph-rsid="00243cb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95134" officeooo:paragraph-rsid="002507cd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95134" officeooo:paragraph-rsid="0028bbb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5134" officeooo:paragraph-rsid="0025af22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95134" officeooo:paragraph-rsid="00195134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95134" officeooo:paragraph-rsid="00195134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95134" officeooo:paragraph-rsid="001ec0de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95134" officeooo:paragraph-rsid="0025af22"/>
    </style:style>
    <style:style style:name="P12" style:family="paragraph" style:parent-style-name="Standard" style:list-style-name="L3">
      <style:paragraph-properties fo:text-align="start" style:justify-single-word="false"/>
      <style:text-properties officeooo:rsid="00195134" officeooo:paragraph-rsid="00289ad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43cbd" officeooo:paragraph-rsid="002507cd"/>
    </style:style>
    <style:style style:name="P14" style:family="paragraph" style:parent-style-name="Standard" style:list-style-name="L2">
      <style:paragraph-properties fo:text-align="start" style:justify-single-word="false"/>
      <style:text-properties fo:font-style="normal" fo:font-weight="normal" officeooo:rsid="00195134" officeooo:paragraph-rsid="00195134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tyle="normal" fo:font-weight="normal" officeooo:rsid="00254684" officeooo:paragraph-rsid="0025af22" style:font-style-asian="normal" style:font-weight-asian="normal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officeooo:rsid="001b6467" officeooo:paragraph-rsid="00243cbd"/>
    </style:style>
    <style:style style:name="P17" style:family="paragraph" style:parent-style-name="Standard" style:list-style-name="L3">
      <style:paragraph-properties fo:text-align="start" style:justify-single-word="false"/>
      <style:text-properties fo:font-weight="normal" officeooo:rsid="002a8989" officeooo:paragraph-rsid="002c3f88" style:font-weight-asian="normal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weight="normal" officeooo:rsid="001f9da9" officeooo:paragraph-rsid="001f9da9" style:font-weight-asian="normal" style:font-weight-complex="normal"/>
    </style:style>
    <style:style style:name="T1" style:family="text">
      <style:text-properties officeooo:rsid="00216a93"/>
    </style:style>
    <style:style style:name="T2" style:family="text">
      <style:text-properties officeooo:rsid="00243cbd"/>
    </style:style>
    <style:style style:name="T3" style:family="text">
      <style:text-properties officeooo:rsid="002507c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5af22"/>
    </style:style>
    <style:style style:name="T6" style:family="text">
      <style:text-properties officeooo:rsid="002758ef"/>
    </style:style>
    <style:style style:name="T7" style:family="text">
      <style:text-properties officeooo:rsid="00289ad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507cd" style:font-weight-asian="normal" style:font-weight-complex="normal"/>
    </style:style>
    <style:style style:name="T10" style:family="text">
      <style:text-properties fo:font-weight="normal" officeooo:rsid="001ec0de" style:font-weight-asian="normal" style:font-weight-complex="normal"/>
    </style:style>
    <style:style style:name="T11" style:family="text">
      <style:text-properties officeooo:rsid="002954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ic and Memory Testing <text:span text:style-name="T6">Protocol</text:span></text:p>
      <text:p text:style-name="P2">Scan Session 1 </text:p>
      <text:list xml:id="list6973498303393232212" text:style-name="L1">
        <text:list-item>
          <text:p text:style-name="P3">pre scan</text:p>
          <text:list>
            <text:list-item>
              <text:p text:style-name="P3">LOI <text:span text:style-name="T2">&amp; consent – Binder</text:span></text:p>
            </text:list-item>
            <text:list-item>
              <text:p text:style-name="P4">demographic questionnaire –<text:span text:style-name="T2"> </text:span><text:a xlink:type="simple" xlink:href="https://goo.gl/forms/Zp7qGR7YGqVGJD2X2" text:style-name="Internet_20_link" text:visited-style-name="Visited_20_Internet_20_Link"><text:span text:style-name="T2">https://goo.gl/forms/Zp7qGR7YGqVGJD2X2</text:span></text:a><text:span text:style-name="T2"> <text:s/>(Bookmarks)</text:span></text:p>
            </text:list-item>
            <text:list-item>
              <text:p text:style-name="P5"><text:span text:style-name="T8">full set of l</text:span>yric modification questions <text:span text:style-name="T3">(MATLAB script)</text:span></text:p>
            </text:list-item>
          </text:list>
        </text:list-item>
        <text:list-item>
          <text:p text:style-name="P3">fMRI scan</text:p>
        </text:list-item>
        <text:list-item>
          <text:p text:style-name="P3">post scan</text:p>
          <text:list>
            <text:list-item>
              <text:p text:style-name="P3"><text:span text:style-name="T11">preference</text:span> ratings (play bits of songs to remind participant) <text:span text:style-name="T5">(Bookmarks)</text:span></text:p>
            </text:list-item>
            <text:list-item>
              <text:p text:style-name="P13">A: <text:a xlink:type="simple" xlink:href="https://goo.gl/forms/PjphRKUPgSoJcqtn2" text:style-name="Internet_20_link" text:visited-style-name="Visited_20_Internet_20_Link">https://goo.gl/forms/PjphRKUPgSoJcqtn2</text:a></text:p>
            </text:list-item>
            <text:list-item>
              <text:p text:style-name="P13">B: <text:a xlink:type="simple" xlink:href="https://goo.gl/forms/zfbWt6ucTUXpIH273" text:style-name="Internet_20_link" text:visited-style-name="Visited_20_Internet_20_Link">https://goo.gl/forms/zfbWt6ucTUXpIH273</text:a> </text:p>
            </text:list-item>
          </text:list>
        </text:list-item>
      </text:list>
      <text:p text:style-name="P2"/>
      <text:p text:style-name="P2">Lab Session 1</text:p>
      <text:list xml:id="list5692975408877016741" text:style-name="L2">
        <text:list-item>
          <text:p text:style-name="P8">Listen to each song</text:p>
        </text:list-item>
        <text:list-item>
          <text:p text:style-name="P14">After each song, describe associations <text:span text:style-name="T5">(Bookmarks)</text:span></text:p>
          <text:list>
            <text:list-item>
              <text:p text:style-name="P15">A: <text:a xlink:type="simple" xlink:href="https://goo.gl/forms/OLk4AQ5iYnL041eb2" text:style-name="Internet_20_link" text:visited-style-name="Visited_20_Internet_20_Link"><text:span text:style-name="T5">https://goo.gl/forms/OLk4AQ5iYnL041eb2</text:span></text:a><text:span text:style-name="T5"> </text:span></text:p>
            </text:list-item>
            <text:list-item>
              <text:p text:style-name="P15">B: <text:a xlink:type="simple" xlink:href="https://goo.gl/forms/yf2FkXc8PDbmwlsp1" text:style-name="Internet_20_link" text:visited-style-name="Visited_20_Internet_20_Link"><text:span text:style-name="T5">https://goo.gl/forms/yf2FkXc8PDbmwlsp1</text:span></text:a><text:span text:style-name="T5"> </text:span></text:p>
            </text:list-item>
          </text:list>
        </text:list-item>
        <text:list-item>
          <text:p text:style-name="P8">After each song collect ‘like’ ratings <text:span text:style-name="T5">(Bookmarks)</text:span></text:p>
        </text:list-item>
        <text:list-item>
          <text:p text:style-name="P8"><text:span text:style-name="T8">subset</text:span> of lyric modification questions <text:span text:style-name="T3">(MATLAB script)</text:span></text:p>
        </text:list-item>
      </text:list>
      <text:p text:style-name="P2"/>
      <text:p text:style-name="P2">Lab Session 2</text:p>
      <text:list xml:id="list1294777896158472418" text:style-name="L3">
        <text:list-item>
          <text:p text:style-name="P9">Listen to each song</text:p>
        </text:list-item>
        <text:list-item>
          <text:p text:style-name="P10">After each song collect ‘like’ ratings <text:span text:style-name="T5">(Bookmarks)</text:span></text:p>
        </text:list-item>
        <text:list-item>
          <text:p text:style-name="P9"><text:span text:style-name="T8">subset</text:span> of lyric modification questions <text:span text:style-name="T5">(MATLAB script)</text:span></text:p>
        </text:list-item>
        <text:list-item>
          <text:p text:style-name="P16">GMSI: <text:a xlink:type="simple" xlink:href="https://goo.gl/forms/jjcuf85CUHyIdB0j1" text:style-name="Internet_20_link" text:visited-style-name="Visited_20_Internet_20_Link"><text:span text:style-name="T2">https://goo.gl/forms/jjcuf85CUHyIdB0j1</text:span></text:a><text:span text:style-name="T2"> (Bookmarks)</text:span></text:p>
        </text:list-item>
      </text:list>
      <text:p text:style-name="P2"/>
      <text:p text:style-name="P2">Lab Session 3</text:p>
      <text:list xml:id="list100606756568577" text:continue-numbering="true" text:style-name="L3">
        <text:list-item>
          <text:p text:style-name="P9">Listen to each song</text:p>
        </text:list-item>
        <text:list-item>
          <text:p text:style-name="P10">After each song collect ‘like’ ratings <text:span text:style-name="T5">(Bookmarks)</text:span></text:p>
        </text:list-item>
        <text:list-item>
          <text:p text:style-name="P9"><text:span text:style-name="T8">subset of ly</text:span>ric modification questions <text:span text:style-name="T7">(MATLAB script)</text:span></text:p>
        </text:list-item>
        <text:list-item>
          <text:p text:style-name="P18">melodic memory –<text:span text:style-name="T2"> GMSI </text:span></text:p>
        </text:list-item>
      </text:list>
      <text:p text:style-name="P2"/>
      <text:p text:style-name="P2">Lab Session 4</text:p>
      <text:list xml:id="list100606485697509" text:continue-numbering="true" text:style-name="L3">
        <text:list-item>
          <text:p text:style-name="P9">Listen to each song</text:p>
        </text:list-item>
        <text:list-item>
          <text:p text:style-name="P11">After each song collect ‘like’ ratings <text:span text:style-name="T5">(Bookmarks)</text:span></text:p>
        </text:list-item>
        <text:list-item>
          <text:p text:style-name="P12"><text:span text:style-name="T8">subset of lyric modification questions</text:span> <text:span text:style-name="T7">(MATLAB script)</text:span></text:p>
        </text:list-item>
        <text:list-item>
          <text:p text:style-name="P18">beat perception – GMSI </text:p>
        </text:list-item>
        <text:list-item>
          <text:p text:style-name="P17">Lyric Orientation Questionnaire (Bookmarks)</text:p>
        </text:list-item>
      </text:list>
      <text:p text:style-name="P2"/>
      <text:p text:style-name="P2">Scan Session 2</text:p>
      <text:list xml:id="list100607478963276" text:continue-list="list6973498303393232212" text:style-name="L1">
        <text:list-item>
          <text:p text:style-name="P3">fMRI scan</text:p>
        </text:list-item>
        <text:list-item>
          <text:p text:style-name="P3">post scan</text:p>
          <text:list>
            <text:list-item>
              <text:p text:style-name="P6"><text:span text:style-name="T8">full set </text:span>of lyric modification questions <text:span text:style-name="T9">(MATLAB script)</text:span></text:p>
            </text:list-item>
            <text:list-item>
              <text:p text:style-name="P3"><text:span text:style-name="T8">full set of old vs new </text:span><text:span text:style-name="T10">melody</text:span><text:span text:style-name="T8"> test</text:span> <text:span text:style-name="T1">(group A vs B songs) (MATLAB script)</text:span></text:p>
            </text:list-item>
            <text:list-item>
              <text:p text:style-name="P7">‘like’ ratings (play bits of songs to remind participant) <text:span text:style-name="T5">(Bookmark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5-23T09:58:21.725910000</meta:creation-date>
    <dc:date>2017-06-28T10:06:05.674954000</dc:date>
    <dc:creator>A Sternin</dc:creator>
    <meta:editing-duration>PT2H24M41S</meta:editing-duration>
    <meta:editing-cycles>18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40" meta:word-count="224" meta:character-count="1470" meta:non-whitespace-character-count="1308"/>
  </office:meta>
</office:document-meta>
</file>